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name="Linie 1" draw:style-name="gr1" draw:text-style-name="P1" svg:x1="15.372cm" svg:y1="5.286cm" svg:x2="11.964cm" svg:y2="3.825cm">
            <text:p/>
          </draw:line>
          <draw:line draw:z-index="1" draw:name="Linie 2" draw:style-name="gr1" draw:text-style-name="P1" svg:x1="12.624cm" svg:y1="1.062cm" svg:x2="11.964cm" svg:y2="3.931cm">
            <text:p/>
          </draw:line>
          <draw:line draw:z-index="2" draw:name="Linie 3" draw:style-name="gr1" draw:text-style-name="P1" svg:x1="12.835cm" svg:y1="0.744cm" svg:x2="3.683cm" svg:y2="3.798cm">
            <text:p/>
          </draw:line>
          <draw:line draw:z-index="3" draw:name="Linie 4" draw:style-name="gr1" draw:text-style-name="P1" svg:x1="12.541cm" svg:y1="7.437cm" svg:x2="15.372cm" svg:y2="3.931cm">
            <text:p/>
          </draw:line>
          <draw:line draw:z-index="4" draw:name="Linie 5" draw:style-name="gr1" draw:text-style-name="P1" svg:x1="12.753cm" svg:y1="6.906cm" svg:x2="3.875cm" svg:y2="3.745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userTo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Id integer foreign not 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xId integer foreign not 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s enum(r, rw, rwd) not null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user</text:p>
          </table:table-cell>
          <table:table-cell/>
          <table:table-cell table:style-name="ce1" office:value-type="string" calcext:value-type="string">
            <text:p>box</text:p>
          </table:table-cell>
          <table:table-cell/>
          <table:table-cell table:style-name="ce1" office:value-type="string" calcext:value-type="string">
            <text:p>card</text:p>
          </table:table-cell>
        </table:table-row>
        <table:table-row table:style-name="ro1">
          <table:table-cell office:value-type="string" calcext:value-type="string">
            <text:p>id integer primay</text:p>
          </table:table-cell>
          <table:table-cell/>
          <table:table-cell office:value-type="string" calcext:value-type="string">
            <text:p>id integer primary</text:p>
          </table:table-cell>
          <table:table-cell/>
          <table:table-cell office:value-type="string" calcext:value-type="string">
            <text:p>id bigint primary</text:p>
          </table:table-cell>
        </table:table-row>
        <table:table-row table:style-name="ro1">
          <table:table-cell office:value-type="string" calcext:value-type="string">
            <text:p>name string not null</text:p>
          </table:table-cell>
          <table:table-cell/>
          <table:table-cell office:value-type="string" calcext:value-type="string">
            <text:p>name string not null unique</text:p>
          </table:table-cell>
          <table:table-cell/>
          <table:table-cell office:value-type="string" calcext:value-type="string">
            <text:p>front text unique with boxId</text:p>
          </table:table-cell>
        </table:table-row>
        <table:table-row table:style-name="ro1">
          <table:table-cell office:value-type="string" calcext:value-type="string">
            <text:p>password string not null</text:p>
          </table:table-cell>
          <table:table-cell table:number-columns-repeated="3"/>
          <table:table-cell office:value-type="string" calcext:value-type="string">
            <text:p>back text</text:p>
          </table:table-cell>
        </table:table-row>
        <table:table-row table:style-name="ro1">
          <table:table-cell office:value-type="string" calcext:value-type="string">
            <text:p>email string unique not null</text:p>
          </table:table-cell>
          <table:table-cell table:number-columns-repeated="3"/>
          <table:table-cell office:value-type="string" calcext:value-type="string">
            <text:p>boxId integer unique with front</text:p>
          </table:table-cell>
        </table:table-row>
        <table:table-row table:style-name="ro1">
          <table:table-cell office:value-type="string" calcext:value-type="string">
            <text:p>confirm str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userToC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Id integer foreign not 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rdId bigint foreign not 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cked integer default: 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stTimePicked big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6:42:49.688877978</meta:creation-date>
    <dc:date>2023-03-28T15:50:57.839117752</dc:date>
    <meta:editing-duration>PT5H56M24S</meta:editing-duration>
    <meta:editing-cycles>8</meta:editing-cycles>
    <meta:generator>LibreOffice/7.3.7.2$Linux_X86_64 LibreOffice_project/30$Build-2</meta:generator>
    <meta:document-statistic meta:table-count="1" meta:cell-count="23" meta:object-count="5"/>
  </office:meta>
</office:document-meta>
</file>